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3" table:number-columns-repeated="2" table:default-cell-style-name="ce8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estimé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exécuté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Objectif</text:p>
          </table:table-cell>
          <table:covered-table-cell table:style-name="ce5"/>
          <table:table-cell table:style-name="ce5" office:value-type="string" calcext:value-type="string">
            <text:p>prévu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TOD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ception/idea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nvironnement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Map</text:p>
          </table:table-cell>
          <table:table-cell office:value-type="string" calcext:value-type="string">
            <text:p>génération procédural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éation texture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ud</text:p>
          </table:table-cell>
          <table:table-cell office:value-type="string" calcext:value-type="string">
            <text:p>non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Joueur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imati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trôl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h de debug</text:p>
          </table:table-cell>
        </table:table-row>
        <table:table-row table:style-name="ro1">
          <table:covered-table-cell/>
          <table:table-cell office:value-type="string" calcext:value-type="string">
            <text:p>Info / statistiqu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 cour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Intéraction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hangement de map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bjet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ombat</text:p>
          </table:table-cell>
          <table:table-cell office:value-type="string" calcext:value-type="string">
            <text:p>monstr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écompens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sauvegarde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vendeur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ystème vent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plus d’objet et texture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histoire ?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total : </text:p>
          </table:table-cell>
          <table:table-cell table:style-name="Default" table:formula="of:=SUM([.E10:.E22])+SUM([.G3:.G9])" office:value-type="float" office:value="97" calcext:value-type="float">
            <text:p>97</text:p>
          </table:table-cell>
          <table:table-cell table:style-name="ce9" office:value-type="string" calcext:value-type="string">
            <text:p>total : </text:p>
          </table:table-cell>
          <table:table-cell table:style-name="Default" table:formula="of:=SUM([.G3:.G11])" office:value-type="float" office:value="46" calcext:value-type="float">
            <text:p>46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temps estimé : ~100h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Difficulté générale rencontré :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Recherche sur un framework autre que celui vu en classe (ligGdx), prise en main difficile en debu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PC HS du 21/05 au 07/06 : prise de retard important.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tenté de ne pas avoir trop de dépendance entre les classes du jeu, du joueur, hud, etc.</text:p>
          </table:table-cell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3:58:53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0:31:30.897000000</meta:creation-date>
    <dc:date>2020-06-15T14:28:44.174000000</dc:date>
    <meta:editing-duration>PT49M16S</meta:editing-duration>
    <meta:editing-cycles>6</meta:editing-cycles>
    <meta:generator>LibreOffice/6.4.1.2$Windows_X86_64 LibreOffice_project/4d224e95b98b138af42a64d84056446d09082932</meta:generator>
    <meta:document-statistic meta:table-count="1" meta:cell-count="137" meta:object-count="0"/>
  </office:meta>
</office:document-meta>
</file>